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style:font-size-asian="14pt" style:font-size-complex="14pt"/>
    </style:style>
    <style:style style:name="P2" style:family="paragraph" style:parent-style-name="Standard_20__28_Web_29_" style:master-page-name="MP0">
      <style:paragraph-properties fo:margin-top="0.0709in" fo:margin-bottom="0in" style:page-number="auto" fo:break-before="page"/>
      <style:text-properties style:font-name="Verdana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Verdana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fehle in der Kommandozeile Teil 6</text:p>
      <text:p text:style-name="P1"><text:line-break/>watch &lt;Programmname&gt;<text:tab/>z.B. watch free -h<text:line-break/><text:tab/><text:tab/><text:tab/><text:tab/><text:tab/><text:tab/>führt Programm alle 2 Sekunden <text:tab/><text:tab/><text:tab/><text:tab/><text:tab/><text:tab/>aus<text:line-break/><text:tab/><text:tab/><text:tab/><text:tab/><text:tab/><text:tab/>Seite 139 im Begleitbuch<text:line-break/><text:line-break/>Strg + c<text:tab/><text:tab/><text:tab/><text:tab/><text:tab/>beenden<text:line-break/>oder<text:line-break/>z.B. firefox<text:tab/><text:tab/><text:tab/><text:tab/>startet firefox <text:line-break/><text:tab/><text:tab/><text:tab/><text:tab/><text:tab/><text:tab/>(sieht man im Hintergrund)<text:line-break/>killall &lt;Programmname&gt;<text:tab/><text:tab/>z.B. killall firefox<text:line-break/><text:tab/><text:tab/><text:tab/><text:tab/><text:tab/><text:tab/>beendet firefox<text:line-break/>killall proc<text:tab/><text:tab/><text:tab/><text:tab/>beendet alle Prozesse proc*<text:line-break/><text:line-break/>kill PID<text:tab/><text:tab/><text:tab/><text:tab/><text:tab/>beendet Prozess ID<text:line-break/><text:line-break/>watch -n 1 date <text:tab/><text:tab/><text:tab/>aktualisiert date jede Sekunde<text:line-break/><text:line-break/><text:line-break/>Sitzung beenden:<text:line-break/><text:line-break/>x klicken ;)<text:line-break/>exit<text:tab/><text:tab/><text:tab/><text:tab/><text:tab/><text:tab/>klappt auch im Netzwerk<text:line-break/>Strg + d<text:line-break/><text:line-break/><text:line-break/>top<text:tab/><text:tab/><text:tab/><text:tab/><text:tab/><text:tab/>ähnlich Windows Taskmanager</text:p>
      <text:p text:style-name="P1"><text:tab/><text:tab/><text:tab/><text:tab/><text:tab/><text:tab/>wieviel CPU wird verbraucht und <text:tab/><text:tab/><text:tab/><text:tab/><text:tab/><text:tab/>andere nützliche Systeminfos<text:line-break/><text:line-break/>htop ggf. installieren<text:tab/><text:tab/>sieht besser aus und mehr <text:tab/><text:tab/><text:tab/><text:tab/><text:tab/><text:tab/><text:tab/>Informationen<text:line-break/><text:line-break/>ps<text:tab/><text:tab/><text:tab/><text:tab/><text:tab/><text:tab/>welche Prozesse laufen in meiner <text:tab/><text:tab/><text:tab/><text:tab/><text:tab/><text:tab/>privaten Umgebung<text:line-break/><text:soft-page-break/>ps -aux<text:tab/><text:tab/><text:tab/><text:tab/><text:tab/>welche laufen sonst noch auf <text:tab/><text:tab/><text:tab/><text:tab/><text:tab/><text:tab/><text:tab/>diesem Computer<text:line-break/><text:line-break/>nano &lt;Dateiname&gt;<text:tab/><text:tab/><text:tab/>nano fruchtliste<text:line-break/><text:line-break/>Strg + z<text:tab/><text:tab/><text:tab/><text:tab/><text:tab/>nano/Prozess gestoppt <text:line-break/><text:tab/><text:tab/><text:tab/><text:tab/><text:tab/><text:tab/>(im Hintergrund)</text:p>
      <text:p text:style-name="Standard"><text:span text:style-name="Absatz-Standardschriftart"><text:span text:style-name="T1">fg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bringt nano/Prozess zurück</text:span></text:span><text:span text:style-name="Absatz-Standardschriftart"><text:span text:style-name="T1"><text:line-break/></text:span></text:span><text:span text:style-name="Absatz-Standardschriftart"><text:span text:style-name="T1"><text:line-break/></text:span></text:span><text:span text:style-name="Absatz-Standardschriftart"><text:span text:style-name="T1">jobs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zeigt laufende Prozess</text:span></text:span><text:span text:style-name="Absatz-Standardschriftart"><text:span text:style-name="T1"><text:line-break/></text:span></text:span><text:span text:style-name="Absatz-Standardschriftart"><text:span text:style-name="T1"><text:line-break/></text:span></text:span><text:span text:style-name="Absatz-Standardschriftart"><text:span text:style-name="T1">fg &lt;n&gt;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fg 1</text:span></text:span><text:span text:style-name="Absatz-Standardschriftart"><text:span text:style-name="T1"><text:line-break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fg 2</text:span></text:span><text:span text:style-name="Absatz-Standardschriftart"><text:span text:style-name="T1"><text:line-break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</text:span></text:span><text:span text:style-name="Absatz-Standardschriftart"><text:span text:style-name="T1"><text:tab/>...</text:span></text:span><text:span text:style-name="Absatz-Standardschriftart"><text:span text:style-name="T1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7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Standard_20__28_Web_29_" style:display-name="Standard (Web)" style:family="paragraph" style:parent-style-name="Standard">
      <style:paragraph-properties fo:margin-top="0.0693in" fo:margin-bottom="0.0827in" fo:line-height="100%" fo:hyphenation-ladder-count="no-limit"/>
      <style:text-properties style:font-name="Times New Roman" fo:font-size="12pt" style:font-name-asian="Times New Roman" style:font-size-asian="12pt" style:language-asian="de" style:country-asian="DE" style:font-name-complex="Times New Roman" style:font-size-complex="12pt" fo:hyphenate="false" fo:hyphenation-remain-char-count="0" fo:hyphenation-push-char-count="0"/>
    </style:style>
    <style:style style:name="Sprechblasentext" style:family="paragraph" style:parent-style-name="Standard">
      <style:paragraph-properties fo:margin-top="0in" fo:margin-bottom="0in" fo:line-height="100%" fo:hyphenation-ladder-count="no-limit"/>
      <style:text-properties style:font-name="Segoe UI" fo:font-size="9pt" style:font-size-asian="9pt" style:font-name-complex="Segoe UI" style:font-size-complex="9pt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in" fo:margin-bottom="0in" fo:hyphenation-ladder-count="no-limit"/>
      <style:text-properties style:font-name="Courier New" fo:font-size="10pt" style:font-name-asian="Courier New" style:font-size-asian="10pt" style:font-name-complex="Courier New" style:font-size-complex="10pt" fo:hyphenate="false" fo:hyphenation-remain-char-count="0" fo:hyphenation-push-char-count="0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Segoe UI" fo:font-size="9pt" style:font-size-asian="9pt" style:font-name-complex="Segoe UI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initial-creator>Windows-Benutzer</meta:initial-creator>
    <meta:creation-date>2020-01-13T09:22:00Z</meta:creation-date>
    <dc:date>2020-04-14T08:32:56.20</dc:date>
    <meta:print-date>2019-07-21T15:25:00Z</meta:print-date>
    <meta:editing-cycles>5</meta:editing-cycles>
    <meta:editing-duration>PT1H26M17S</meta:editing-duration>
    <meta:document-statistic meta:table-count="0" meta:image-count="0" meta:object-count="0" meta:page-count="2" meta:paragraph-count="4" meta:word-count="138" meta:character-count="1034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